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3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58.3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ffcc99" fo:border="0.74pt solid #000000"/>
    </style:style>
    <style:style style:name="ce11" style:family="table-cell" style:parent-style-name="Default">
      <style:table-cell-properties fo:background-color="#cc99ff" fo:border="0.74pt solid #000000"/>
    </style:style>
    <style:style style:name="ce12" style:family="table-cell" style:parent-style-name="Default">
      <style:table-cell-properties fo:background-color="#ccffcc" fo:border="1.76pt solid #000000"/>
    </style:style>
    <style:style style:name="ce13" style:family="table-cell" style:parent-style-name="Default">
      <style:table-cell-properties fo:background-color="#ccff99" fo:border="none"/>
    </style:style>
    <style:style style:name="ce14" style:family="table-cell" style:parent-style-name="Default">
      <style:table-cell-properties fo:background-color="#cc99ff" fo:border="none"/>
    </style:style>
    <style:style style:name="ce1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cc99"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続行確認ウィンドウ仕様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使用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8" office:value-type="string" calcext:value-type="string">
            <text:p>状態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yesボタン(凹凸)</text:p>
          </table:table-cell>
          <table:table-cell table:style-name="ce5" office:value-type="string" calcext:value-type="string">
            <text:p>このボタンを押すとタイトルへ戻る遷移を行う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8" office:value-type="string" calcext:value-type="string">
            <text:p>演出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ボタン(凹凸)</text:p>
          </table:table-cell>
          <table:table-cell table:style-name="ce5" office:value-type="string" calcext:value-type="string">
            <text:p>このボタンを押すと前の画面へ戻る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9" office:value-type="string" calcext:value-type="string">
            <text:p>条件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yes文字</text:p>
          </table:table-cell>
          <table:table-cell table:style-name="ce5" office:value-type="string" calcext:value-type="string">
            <text:p>yesボタンに載る文字です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他のシーン,ウィンドウ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o文字</text:p>
          </table:table-cell>
          <table:table-cell table:style-name="ce5" office:value-type="string" calcext:value-type="string">
            <text:p>noボタンに載る文字です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8" office:value-type="string" calcext:value-type="string">
            <text:p>音声再生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5" office:value-type="string" calcext:value-type="string">
            <text:p>ウィンドウのタイトル表示</text:p>
          </table:table-cell>
          <table:table-cell table:style-name="ce6" office:value-type="string" calcext:value-type="string">
            <text:p>個別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5" office:value-type="string" calcext:value-type="string">
            <text:p>ウィンドウアニメーション時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5" office:value-type="string" calcext:value-type="string">
            <text:p>ボタンが離された時に再生</text:p>
          </table:table-cell>
          <table:table-cell table:style-name="ce6" office:value-type="string" calcext:value-type="string">
            <text:p>共通素材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es=挑戦</text:p>
          </table:table-cell>
          <table:table-cell table:number-columns-repeated="4"/>
          <table:table-cell table:style-name="ce13" office:value-type="string" calcext:value-type="string">
            <text:p>↓デュエル勝利演出後(1~4勝なら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=リタイア</text:p>
          </table:table-cell>
          <table:table-cell table:number-columns-repeated="3"/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3" table:number-rows-spanned="1">
            <text:p>続行確認ウィンドウ定位置表示</text:p>
          </table:table-cell>
          <table:covered-table-cell table:number-columns-repeated="2" table:style-name="ce17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連勝数点滅</text:p>
          </table:table-cell>
          <table:covered-table-cell table:number-columns-repeated="2" table:style-name="ce17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↓yesボタンをタップ</text:p>
          </table:table-cell>
          <table:table-cell/>
          <table:table-cell table:style-name="ce13" office:value-type="string" calcext:value-type="string">
            <text:p>↓noボタンをタップ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↓yesボタンをタップ中</text:p>
          </table:table-cell>
          <table:table-cell/>
          <table:table-cell table:style-name="ce13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yesボタン凹表示</text:p>
          </table:table-cell>
          <table:table-cell/>
          <table:table-cell table:style-name="ce18" office:value-type="string" calcext:value-type="string">
            <text:p>noボタン凹表示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決定音</text:p>
          </table:table-cell>
          <table:table-cell table:style-name="ce13" office:value-type="string" calcext:value-type="string">
            <text:p>↓ボタンを離した</text:p>
          </table:table-cell>
          <table:table-cell table:style-name="ce4" office:value-type="string" calcext:value-type="string">
            <text:p>決定音</text:p>
          </table:table-cell>
          <table:table-cell table:style-name="ce13" office:value-type="string" calcext:value-type="string">
            <text:p>↓ボタンを離した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yesボタン凸表示</text:p>
          </table:table-cell>
          <table:table-cell/>
          <table:table-cell table:style-name="ce18" office:value-type="string" calcext:value-type="string">
            <text:p>noボタン凸表示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↓</text:p>
          </table:table-cell>
          <table:table-cell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ウィンドウ移動アニメーション(OUT)</text:p>
          </table:table-cell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ウィンドウ移動アニメーション(OUT)</text:p>
          </table:table-cell>
        </table:table-row>
        <table:table-row table:style-name="ro1">
          <table:table-cell table:number-columns-repeated="9"/>
          <table:table-cell table:style-name="ce17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デュエルへ</text:p>
          </table:table-cell>
          <table:table-cell/>
          <table:table-cell table:style-name="ce12" office:value-type="string" calcext:value-type="string">
            <text:p>清算ウィンドウ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7:12:30.81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1:33:54.944000000</meta:creation-date>
    <dc:date>2016-06-15T17:23:10.242000000</dc:date>
    <meta:editing-duration>PT11M25S</meta:editing-duration>
    <meta:editing-cycles>3</meta:editing-cycles>
    <meta:generator>LibreOffice/5.1.0.3$Windows_x86 LibreOffice_project/5e3e00a007d9b3b6efb6797a8b8e57b51ab1f737</meta:generator>
    <meta:document-statistic meta:table-count="1" meta:cell-count="72" meta:object-count="0"/>
  </office:meta>
</office:document-meta>
</file>